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2.91cm"/>
    </style:style>
    <style:style style:name="Tableau2.C" style:family="table-column">
      <style:table-column-properties style:column-width="2.302cm"/>
    </style:style>
    <style:style style:name="Tableau2.E" style:family="table-column">
      <style:table-column-properties style:column-width="2.514cm"/>
    </style:style>
    <style:style style:name="Tableau2.F" style:family="table-column">
      <style:table-column-properties style:column-width="2.99cm"/>
    </style:style>
    <style:style style:name="Tableau2.G" style:family="table-column">
      <style:table-column-properties style:column-width="2.699cm"/>
    </style:style>
    <style:style style:name="Tableau2.H" style:family="table-column">
      <style:table-column-properties style:column-width="2.408cm"/>
    </style:style>
    <style:style style:name="Tableau2.I" style:family="table-column">
      <style:table-column-properties style:column-width="3.784cm"/>
    </style:style>
    <style:style style:name="Tableau2.J" style:family="table-column">
      <style:table-column-properties style:column-width="3.0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J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cf828" officeooo:paragraph-rsid="001cf828"/>
    </style:style>
    <style:style style:name="P2" style:family="paragraph" style:parent-style-name="Standard">
      <style:text-properties officeooo:paragraph-rsid="001d7d84"/>
    </style:style>
    <style:style style:name="P3" style:family="paragraph" style:parent-style-name="Text_20_body">
      <style:text-properties officeooo:rsid="00342aba" officeooo:paragraph-rsid="001b94ae"/>
    </style:style>
    <style:style style:name="P4" style:family="paragraph" style:parent-style-name="Text_20_body">
      <style:text-properties officeooo:paragraph-rsid="002e48a0"/>
    </style:style>
    <style:style style:name="P5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6" style:family="paragraph" style:parent-style-name="Table_20_Contents">
      <style:text-properties fo:font-size="11pt" fo:font-weight="bold" officeooo:rsid="001e884d" officeooo:paragraph-rsid="001d6202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27b564" officeooo:paragraph-rsid="001d6202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2c0d42" officeooo:paragraph-rsid="002c0d42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21a6fe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229f7d" officeooo:paragraph-rsid="00229f7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officeooo:paragraph-rsid="00264ce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officeooo:rsid="00264cef" officeooo:paragraph-rsid="00264cef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27b564" officeooo:paragraph-rsid="0027b564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paragraph-rsid="00264cef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2e48a0" officeooo:paragraph-rsid="002e48a0" style:font-size-asian="11pt" style:font-size-complex="11pt"/>
    </style:style>
    <style:style style:name="P19" style:family="paragraph" style:parent-style-name="Standard" style:list-style-name="L1">
      <style:text-properties officeooo:rsid="001d7d84" officeooo:paragraph-rsid="001d7d84"/>
    </style:style>
    <style:style style:name="P20" style:family="paragraph" style:parent-style-name="Table_20_Contents">
      <style:text-properties fo:font-size="11pt" fo:font-weight="bold" officeooo:rsid="001e884d" officeooo:paragraph-rsid="001d6202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font-size="11pt" style:font-size-asian="11pt" style:font-size-complex="11pt"/>
    </style:style>
    <style:style style:name="P22" style:family="paragraph" style:parent-style-name="Table_20_Contents">
      <style:text-properties officeooo:paragraph-rsid="002c0d42"/>
    </style:style>
    <style:style style:name="P23" style:family="paragraph" style:parent-style-name="Table_20_Contents">
      <style:text-properties officeooo:paragraph-rsid="002dae86"/>
    </style:style>
    <style:style style:name="P24" style:family="paragraph" style:parent-style-name="Table_20_Contents">
      <style:text-properties officeooo:paragraph-rsid="001d6202"/>
    </style:style>
    <style:style style:name="P25" style:family="paragraph" style:parent-style-name="Table_20_Contents">
      <style:text-properties officeooo:rsid="002dae86" officeooo:paragraph-rsid="002dae86"/>
    </style:style>
    <style:style style:name="P26" style:family="paragraph" style:parent-style-name="Text_20_body" style:list-style-name="L1"/>
    <style:style style:name="T1" style:family="text">
      <style:text-properties officeooo:rsid="001d7d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7d84" style:font-weight-asian="bold" style:font-weight-complex="bold"/>
    </style:style>
    <style:style style:name="T4" style:family="text">
      <style:text-properties fo:font-weight="bold" officeooo:rsid="002e48a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officeooo:rsid="002558cf" fo:background-color="#ffff00" loext:char-shading-value="0" style:font-weight-asian="bold" style:font-weight-complex="bold"/>
    </style:style>
    <style:style style:name="T7" style:family="text">
      <style:text-properties fo:font-weight="bold" officeooo:rsid="002c633b" fo:background-color="#ffff00" loext:char-shading-value="0" style:font-weight-asian="bold" style:font-weight-complex="bold"/>
    </style:style>
    <style:style style:name="T8" style:family="text">
      <style:text-properties fo:font-weight="bold" officeooo:rsid="002e48a0" fo:background-color="#ffff00" loext:char-shading-value="0" style:font-weight-asian="bold" style:font-weight-complex="bold"/>
    </style:style>
    <style:style style:name="T9" style:family="text">
      <style:text-properties fo:font-weight="bold" officeooo:rsid="00303c68" fo:background-color="#ffff00" loext:char-shading-value="0" style:font-weight-asian="bold" style:font-weight-complex="bold"/>
    </style:style>
    <style:style style:name="T10" style:family="text">
      <style:text-properties fo:font-weight="bold" officeooo:rsid="00327a72" fo:background-color="#ffff00" loext:char-shading-value="0" style:font-weight-asian="bold" style:font-weight-complex="bold"/>
    </style:style>
    <style:style style:name="T11" style:family="text">
      <style:text-properties fo:font-weight="bold" officeooo:rsid="0035fc89" fo:background-color="#ffff00" loext:char-shading-value="0" style:font-weight-asian="bold" style:font-weight-complex="bold"/>
    </style:style>
    <style:style style:name="T12" style:family="text">
      <style:text-properties fo:font-weight="bold" officeooo:rsid="00370de1" fo:background-color="#ffff00" loext:char-shading-value="0" style:font-weight-asian="bold" style:font-weight-complex="bold"/>
    </style:style>
    <style:style style:name="T13" style:family="text">
      <style:text-properties officeooo:rsid="001d8312"/>
    </style:style>
    <style:style style:name="T14" style:family="text">
      <style:text-properties officeooo:rsid="001e884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14099"/>
    </style:style>
    <style:style style:name="T17" style:family="text">
      <style:text-properties officeooo:rsid="0027b564"/>
    </style:style>
    <style:style style:name="T18" style:family="text">
      <style:text-properties officeooo:rsid="002c633b"/>
    </style:style>
    <style:style style:name="T19" style:family="text">
      <style:text-properties officeooo:rsid="002d5dcf"/>
    </style:style>
    <style:style style:name="T20" style:family="text">
      <style:text-properties officeooo:rsid="002e48a0"/>
    </style:style>
    <style:style style:name="T21" style:family="text">
      <style:text-properties officeooo:rsid="002c164a"/>
    </style:style>
    <style:style style:name="T22" style:family="text">
      <style:text-properties fo:color="#c9211e" fo:font-weight="bold" officeooo:rsid="0035fc89" fo:background-color="#ffff00" loext:char-shading-value="0" style:font-weight-asian="bold" style:font-weight-complex="bold"/>
    </style:style>
    <style:style style:name="T23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4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5" style:family="text">
      <style:text-properties style:font-name="DejaVu Sans" officeooo:rsid="0035fe07" style:font-size-asian="10.5pt" style:font-weight-asian="normal"/>
    </style:style>
    <style:style style:name="T26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27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29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30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31" style:family="text">
      <style:text-properties officeooo:rsid="0035f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386cm" svg:y="-1.27cm" svg:width="2.275cm" svg:height="0.794cm" draw:z-index="0"><draw:image xlink:href="Pictures/10000000000000560000001EF14CC445A2B13ADD.png" xlink:type="simple" xlink:show="embed" xlink:actuate="onLoad" loext:mime-type="image/png"/></draw:frame>Évaluer l’avancement du projet tuteuré</text:p>
      <text:p text:style-name="P4"><text:span text:style-name="T20">Voici une grille pour vous aider à évaluer l’avancement de votre projet tuteuré. Le chef ou la cheffe de projet</text:span> <text:span text:style-name="T2">compl</text:span><text:span text:style-name="T4">è</text:span><text:span text:style-name="T2">te chaque semaine cette grille </text:span><text:span text:style-name="T15">et</text:span><text:span text:style-name="T2"> </text:span><text:span text:style-name="T8">l’</text:span><text:span text:style-name="T5">envo</text:span><text:span text:style-name="T8">i</text:span><text:span text:style-name="T5">e </text:span><text:span text:style-name="T22">au format PDF</text:span><text:span text:style-name="T11"> </text:span><text:span text:style-name="T8">à la </text:span><text:span text:style-name="T12">ou au</text:span><text:span text:style-name="T6"> professeur.</text:span><text:span text:style-name="T9">e</text:span><text:span text:style-name="T6"> référent.</text:span><text:span text:style-name="T7">e</text:span><text:span text:style-name="T5"> </text:span><text:span text:style-name="T7">lors de </text:span><text:span text:style-name="T8">son</text:span><text:span text:style-name="T5"> compte rendu hebdomadaire </text:span><text:span text:style-name="T10">(chaque jeudi avant 19 h)</text:span>.</text:p>
      <text:p text:style-name="P2">Comment <text:span text:style-name="T1">la remplir ? </text:span><text:span text:style-name="T3">Précisez quel pourcentage de la tâche est réalisé</text:span><text:span text:style-name="T1">. Il va de soi que</text:span></text:p>
      <text:list xml:id="list349314118" text:style-name="L1">
        <text:list-item>
          <text:list>
            <text:list-item>
              <text:list>
                <text:list-item>
                  <text:list>
                    <text:list-item>
                      <text:p text:style-name="P19">certaines tâches peuvent rester à 0 % longtemps (par exemple le diaporama) ;</text:p>
                    </text:list-item>
                    <text:list-item>
                      <text:p text:style-name="P19">certaines tâches ne peuvent être évaluées qu’à 0 % ou <text:span text:style-name="T13">à</text:span> 100 % (prise de rendez-vous pour l’interview <text:span text:style-name="T18">ou</text:span> interview réalisée) ;</text:p>
                    </text:list-item>
                    <text:list-item>
                      <text:p text:style-name="P26">pour être utile, cette grille doit être remplie le plus honnêtement possible (quitte à sembler régresser : si vous aviez estimé au 1<text:span text:style-name="T25">3</text:span>/11 avoir effectué <text:span text:style-name="T16">7</text:span>0 % de votre site mais que vous découvrez un gros bogue le 1<text:span text:style-name="T14">9</text:span>/11, alors vous pouvez estimer le <text:span text:style-name="T14">2</text:span><text:span text:style-name="T31">0</text:span>/11 que votre site n’est réalisé qu’à <text:span text:style-name="T16">60</text:span>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>
          <table:table-cell table:style-name="Tableau2.A1" office:value-type="string">
            <text:p text:style-name="P9">Date d’<text:span text:style-name="T17">évaluation de l’avancement</text:span></text:p>
          </table:table-cell>
          <table:table-cell table:style-name="Tableau2.A1" office:value-type="string">
            <text:p text:style-name="P10">Recherches concernant le sujet</text:p>
          </table:table-cell>
          <table:table-cell table:style-name="Tableau2.A1" office:value-type="string">
            <text:p text:style-name="P11">Site web</text:p>
          </table:table-cell>
          <table:table-cell table:style-name="Tableau2.A1" table:number-columns-spanned="3" office:value-type="string">
            <text:p text:style-name="P12">Interview</text:p>
            <text:p text:style-name="P13">et/ou sondage</text:p>
            <text:p text:style-name="P13">et/ou micro-trottoir</text:p>
          </table:table-cell>
          <table:covered-table-cell/>
          <table:covered-table-cell/>
          <table:table-cell table:style-name="Tableau2.A1" office:value-type="string">
            <text:p text:style-name="P11">Éco<text:span text:style-name="T1">nomie </text:span>/ droit</text:p>
          </table:table-cell>
          <table:table-cell table:style-name="Tableau2.A1" office:value-type="string">
            <text:p text:style-name="P11">Rapport</text:p>
          </table:table-cell>
          <table:table-cell table:style-name="Tableau2.A1" office:value-type="string">
            <text:p text:style-name="P11">Diaporama</text:p>
            <text:p text:style-name="P14">et</text:p>
            <text:p text:style-name="P14">démonstration</text:p>
          </table:table-cell>
          <table:table-cell table:style-name="Tableau2.J1" office:value-type="string">
            <text:p text:style-name="P11">Soutenance</text:p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7">Prise de RDV</text:p>
            <text:p text:style-name="P18">et/ou constitution d’un échantillon</text:p>
          </table:table-cell>
          <table:table-cell table:style-name="Tableau2.A2" office:value-type="string">
            <text:p text:style-name="P17">réalisé<text:span text:style-name="T20">(e)</text:span></text:p>
          </table:table-cell>
          <table:table-cell table:style-name="Tableau2.A2" office:value-type="string">
            <text:p text:style-name="P17">Compte rendu <text:span text:style-name="T20">réalisé</text:span>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J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22"><text:span text:style-name="T24">2</text:span><text:span text:style-name="T26">/</text:span><text:span text:style-name="T27">10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3"><text:span text:style-name="T24">9</text:span><text:span text:style-name="T28">/10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3"><text:span text:style-name="T24">16</text:span><text:span text:style-name="T29">/10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3"><text:span text:style-name="T29">2</text:span><text:span text:style-name="T24">3</text:span><text:span text:style-name="T29">/10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3"><text:span text:style-name="T24">30</text:span><text:span text:style-name="T28">/1</text:span><text:span text:style-name="T30">0</text:span><text:span text:style-name="T28">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3"><text:span text:style-name="T24">6</text:span><text:span text:style-name="T28">/11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3"><text:span text:style-name="T24">13</text:span><text:span text:style-name="T28">/11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3"><text:span text:style-name="T28">2</text:span><text:span text:style-name="T24">0</text:span><text:span text:style-name="T28">/11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3"><text:span text:style-name="T29">2</text:span><text:span text:style-name="T24">7</text:span><text:span text:style-name="T29">/11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4"><text:span text:style-name="T24">4</text:span><text:span text:style-name="T28">/12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25"><text:span text:style-name="T23">11</text:span><text:span text:style-name="T28">/12/</text:span><text:span text:style-name="T23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  <text:soft-page-break/>
        <table:table-row>
          <table:table-cell table:style-name="Tableau2.A2" office:value-type="string">
            <text:p text:style-name="P23"><text:span text:style-name="T24">18</text:span><text:span text:style-name="T28">/12/</text:span><text:span text:style-name="T24">2020</text:span>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J2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8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6-23T10:16:11.410742669</meta:creation-date>
    <meta:editing-duration>PT3H35M12S</meta:editing-duration>
    <meta:editing-cycles>29</meta:editing-cycles>
    <meta:generator>LibreOffice/6.4.4.2$Linux_X86_64 LibreOffice_project/40$Build-2</meta:generator>
    <dc:title>cours</dc:title>
    <dc:date>2020-08-27T20:19:41.746924954</dc:date>
    <meta:document-statistic meta:table-count="1" meta:image-count="1" meta:object-count="0" meta:page-count="2" meta:paragraph-count="34" meta:word-count="206" meta:character-count="1261" meta:non-whitespace-character-count="1092"/>
    <meta:template xlink:type="simple" xlink:actuate="onRequest" xlink:title="cours" xlink:href="../../.config/libreoffice/4/user/template/cours1.ott" meta:date="2016-06-23T10:16:10.995042406"/>
  </office:meta>
</office:document-meta>
</file>